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re Baskerville" svg:font-family="'Libre Baskerville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Times New Roman" fo:font-size="22pt" style:font-size-asian="22pt" style:font-size-complex="22pt"/>
    </style:style>
    <style:style style:name="P2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3" style:family="paragraph" style:parent-style-name="Heading_20_1">
      <style:text-properties style:font-name="Times New Roman" fo:font-size="16pt" style:font-size-asian="16pt" style:font-size-complex="16pt"/>
    </style:style>
    <style:style style:name="P4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5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6" style:family="paragraph" style:parent-style-name="Heading_20_1">
      <style:text-properties style:font-name="Times New Roman" officeooo:paragraph-rsid="0018aeb1"/>
    </style:style>
    <style:style style:name="P7" style:family="paragraph" style:parent-style-name="Standard">
      <style:text-properties style:font-name="Times New Roman" fo:font-size="12pt" fo:language="en" fo:country="US" officeooo:rsid="00028b3c" officeooo:paragraph-rsid="00028b3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432a9" officeooo:paragraph-rsid="000432a9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weight="bold" officeooo:rsid="0014b446" officeooo:paragraph-rsid="0014b446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weight="bold" officeooo:rsid="001531ed" officeooo:paragraph-rsid="001531e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weight="bold" officeooo:rsid="001531ed" officeooo:paragraph-rsid="0018aeb1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38ef80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weight="bold" officeooo:rsid="001ef248" officeooo:paragraph-rsid="001ef248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weight="bold" officeooo:rsid="001ef248" officeooo:paragraph-rsid="001ef248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weight="bold" officeooo:rsid="002b81d6" officeooo:paragraph-rsid="004bcac8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weight="bold" officeooo:rsid="008bcebd" officeooo:paragraph-rsid="008bcebd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weight="bold" officeooo:rsid="00a01967" officeooo:paragraph-rsid="00a01967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weight="bold" officeooo:rsid="00a93c8c" officeooo:paragraph-rsid="00a93c8c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weight="bold" officeooo:rsid="00d2a0ce" officeooo:paragraph-rsid="00d2a0ce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Times New Roman"/>
    </style:style>
    <style:style style:name="P26" style:family="paragraph" style:parent-style-name="Text_20_body">
      <style:paragraph-properties fo:text-align="start" style:justify-single-word="false"/>
      <style:text-properties style:font-name="Times New Roman"/>
    </style:style>
    <style:style style:name="T1" style:family="text">
      <style:text-properties officeooo:rsid="000432a9"/>
    </style:style>
    <style:style style:name="T2" style:family="text">
      <style:text-properties officeooo:rsid="00047d67"/>
    </style:style>
    <style:style style:name="T3" style:family="text">
      <style:text-properties officeooo:rsid="000862ac"/>
    </style:style>
    <style:style style:name="T4" style:family="text">
      <style:text-properties officeooo:rsid="0009f923"/>
    </style:style>
    <style:style style:name="T5" style:family="text">
      <style:text-properties officeooo:rsid="000b0221"/>
    </style:style>
    <style:style style:name="T6" style:family="text">
      <style:text-properties officeooo:rsid="0012d0c4"/>
    </style:style>
    <style:style style:name="T7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14b44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31ed" style:font-weight-asian="normal" style:font-weight-complex="normal"/>
    </style:style>
    <style:style style:name="T12" style:family="text">
      <style:text-properties fo:font-weight="normal" officeooo:rsid="0018aeb1" style:font-weight-asian="normal" style:font-weight-complex="normal"/>
    </style:style>
    <style:style style:name="T13" style:family="text">
      <style:text-properties fo:font-weight="normal" officeooo:rsid="0019e209" style:font-weight-asian="normal" style:font-weight-complex="normal"/>
    </style:style>
    <style:style style:name="T14" style:family="text">
      <style:text-properties fo:font-weight="normal" officeooo:rsid="0019eb61" style:font-weight-asian="normal" style:font-weight-complex="normal"/>
    </style:style>
    <style:style style:name="T15" style:family="text">
      <style:text-properties fo:font-weight="normal" officeooo:rsid="002ec2d3" style:font-weight-asian="normal" style:font-weight-complex="normal"/>
    </style:style>
    <style:style style:name="T16" style:family="text">
      <style:text-properties fo:font-weight="normal" officeooo:rsid="00302919" style:font-weight-asian="normal" style:font-weight-complex="normal"/>
    </style:style>
    <style:style style:name="T17" style:family="text">
      <style:text-properties fo:font-weight="normal" officeooo:rsid="0036f184" style:font-weight-asian="normal" style:font-weight-complex="normal"/>
    </style:style>
    <style:style style:name="T18" style:family="text">
      <style:text-properties fo:font-weight="normal" officeooo:rsid="00428197" style:font-weight-asian="normal" style:font-weight-complex="normal"/>
    </style:style>
    <style:style style:name="T19" style:family="text">
      <style:text-properties fo:font-weight="normal" officeooo:rsid="0046c2bf" style:font-weight-asian="normal" style:font-weight-complex="normal"/>
    </style:style>
    <style:style style:name="T20" style:family="text">
      <style:text-properties fo:font-weight="normal" officeooo:rsid="004bcac8" style:font-weight-asian="normal" style:font-weight-complex="normal"/>
    </style:style>
    <style:style style:name="T21" style:family="text">
      <style:text-properties fo:font-weight="normal" officeooo:rsid="004e6b25" style:font-weight-asian="normal" style:font-weight-complex="normal"/>
    </style:style>
    <style:style style:name="T22" style:family="text">
      <style:text-properties fo:font-weight="normal" officeooo:rsid="0054ab3e" style:font-weight-asian="normal" style:font-weight-complex="normal"/>
    </style:style>
    <style:style style:name="T23" style:family="text">
      <style:text-properties fo:font-weight="normal" officeooo:rsid="0075312c" style:font-weight-asian="normal" style:font-weight-complex="normal"/>
    </style:style>
    <style:style style:name="T24" style:family="text">
      <style:text-properties fo:font-weight="normal" officeooo:rsid="0075c475" style:font-weight-asian="normal" style:font-weight-complex="normal"/>
    </style:style>
    <style:style style:name="T25" style:family="text">
      <style:text-properties fo:font-weight="normal" officeooo:rsid="0077aa49" style:font-weight-asian="normal" style:font-weight-complex="normal"/>
    </style:style>
    <style:style style:name="T26" style:family="text">
      <style:text-properties fo:font-weight="normal" officeooo:rsid="007c0460" style:font-weight-asian="normal" style:font-weight-complex="normal"/>
    </style:style>
    <style:style style:name="T27" style:family="text">
      <style:text-properties fo:font-weight="normal" officeooo:rsid="0082e3fe" style:font-weight-asian="normal" style:font-weight-complex="normal"/>
    </style:style>
    <style:style style:name="T28" style:family="text">
      <style:text-properties fo:font-weight="normal" officeooo:rsid="00879c29" style:font-weight-asian="normal" style:font-weight-complex="normal"/>
    </style:style>
    <style:style style:name="T29" style:family="text">
      <style:text-properties fo:font-weight="normal" officeooo:rsid="008d744e" style:font-weight-asian="normal" style:font-weight-complex="normal"/>
    </style:style>
    <style:style style:name="T30" style:family="text">
      <style:text-properties fo:font-weight="normal" officeooo:rsid="008f4619" style:font-weight-asian="normal" style:font-weight-complex="normal"/>
    </style:style>
    <style:style style:name="T31" style:family="text">
      <style:text-properties fo:font-weight="normal" officeooo:rsid="00917b14" style:font-weight-asian="normal" style:font-weight-complex="normal"/>
    </style:style>
    <style:style style:name="T32" style:family="text">
      <style:text-properties fo:font-weight="normal" officeooo:rsid="00a93c8c" style:font-weight-asian="normal" style:font-weight-complex="normal"/>
    </style:style>
    <style:style style:name="T33" style:family="text">
      <style:text-properties fo:font-weight="normal" officeooo:rsid="00ad5266" style:font-weight-asian="normal" style:font-weight-complex="normal"/>
    </style:style>
    <style:style style:name="T34" style:family="text">
      <style:text-properties fo:font-weight="normal" officeooo:rsid="00af1993" style:font-weight-asian="normal" style:font-weight-complex="normal"/>
    </style:style>
    <style:style style:name="T35" style:family="text">
      <style:text-properties fo:font-weight="normal" officeooo:rsid="00b13be1" style:font-weight-asian="normal" style:font-weight-complex="normal"/>
    </style:style>
    <style:style style:name="T36" style:family="text">
      <style:text-properties fo:font-weight="normal" officeooo:rsid="00b16453" style:font-weight-asian="normal" style:font-weight-complex="normal"/>
    </style:style>
    <style:style style:name="T37" style:family="text">
      <style:text-properties fo:font-weight="normal" officeooo:rsid="00b5ad1d" style:font-weight-asian="normal" style:font-weight-complex="normal"/>
    </style:style>
    <style:style style:name="T38" style:family="text">
      <style:text-properties fo:font-weight="normal" officeooo:rsid="00b71f47" style:font-weight-asian="normal" style:font-weight-complex="normal"/>
    </style:style>
    <style:style style:name="T39" style:family="text">
      <style:text-properties fo:font-weight="normal" officeooo:rsid="00bbe96f" style:font-weight-asian="normal" style:font-weight-complex="normal"/>
    </style:style>
    <style:style style:name="T40" style:family="text">
      <style:text-properties fo:font-weight="normal" officeooo:rsid="00bf3f9b" style:font-weight-asian="normal" style:font-weight-complex="normal"/>
    </style:style>
    <style:style style:name="T41" style:family="text">
      <style:text-properties fo:font-weight="normal" officeooo:rsid="00cfadbe" style:font-weight-asian="normal" style:font-weight-complex="normal"/>
    </style:style>
    <style:style style:name="T42" style:family="text">
      <style:text-properties fo:font-weight="normal" officeooo:rsid="00d7b366" style:font-weight-asian="normal" style:font-weight-complex="normal"/>
    </style:style>
    <style:style style:name="T43" style:family="text">
      <style:text-properties fo:font-weight="normal" officeooo:rsid="00dd7bfe" style:font-weight-asian="normal" style:font-weight-complex="normal"/>
    </style:style>
    <style:style style:name="T44" style:family="text">
      <style:text-properties fo:font-weight="normal" officeooo:rsid="00df3e44" style:font-weight-asian="normal" style:font-weight-complex="normal"/>
    </style:style>
    <style:style style:name="T45" style:family="text">
      <style:text-properties fo:font-weight="normal" officeooo:rsid="00e00e38" style:font-weight-asian="normal" style:font-weight-complex="normal"/>
    </style:style>
    <style:style style:name="T46" style:family="text">
      <style:text-properties fo:font-weight="normal" officeooo:rsid="00e1b9ab" style:font-weight-asian="normal" style:font-weight-complex="normal"/>
    </style:style>
    <style:style style:name="T47" style:family="text">
      <style:text-properties fo:font-weight="normal" officeooo:rsid="00e1cdea" style:font-weight-asian="normal" style:font-weight-complex="normal"/>
    </style:style>
    <style:style style:name="T48" style:family="text">
      <style:text-properties style:font-name="Times New Roman" fo:font-size="16pt" style:font-size-asian="16pt" style:font-size-complex="16pt"/>
    </style:style>
    <style:style style:name="T49" style:family="text">
      <style:text-properties officeooo:rsid="001ffc65"/>
    </style:style>
    <style:style style:name="T50" style:family="text">
      <style:text-properties officeooo:rsid="002a3a98" style:font-name-asian="Microsoft YaHei" style:font-name-complex="Arial"/>
    </style:style>
    <style:style style:name="T51" style:family="text">
      <style:text-properties officeooo:rsid="0099297c" style:font-name-asian="Microsoft YaHei" style:font-name-complex="Arial"/>
    </style:style>
    <style:style style:name="T52" style:family="text">
      <style:text-properties officeooo:rsid="009a3c3e" style:font-name-asian="Microsoft YaHei" style:font-name-complex="Arial"/>
    </style:style>
    <style:style style:name="T53" style:family="text">
      <style:text-properties officeooo:rsid="009edb23" style:font-name-asian="Microsoft YaHei" style:font-name-complex="Arial"/>
    </style:style>
    <style:style style:name="T54" style:family="text">
      <style:text-properties officeooo:rsid="00552b85"/>
    </style:style>
    <style:style style:name="T55" style:family="text">
      <style:text-properties officeooo:rsid="0058dbd6"/>
    </style:style>
    <style:style style:name="T56" style:family="text">
      <style:text-properties officeooo:rsid="0059a63b"/>
    </style:style>
    <style:style style:name="T57" style:family="text">
      <style:text-properties officeooo:rsid="005ce986"/>
    </style:style>
    <style:style style:name="T58" style:family="text">
      <style:text-properties officeooo:rsid="005dcff1"/>
    </style:style>
    <style:style style:name="T59" style:family="text">
      <style:text-properties officeooo:rsid="0064bf9f"/>
    </style:style>
    <style:style style:name="T60" style:family="text">
      <style:text-properties officeooo:rsid="0065db7e"/>
    </style:style>
    <style:style style:name="T61" style:family="text">
      <style:text-properties officeooo:rsid="0067ec74"/>
    </style:style>
    <style:style style:name="T62" style:family="text">
      <style:text-properties officeooo:rsid="006c3cf8"/>
    </style:style>
    <style:style style:name="T63" style:family="text">
      <style:text-properties officeooo:rsid="00969380"/>
    </style:style>
    <style:style style:name="T64" style:family="text">
      <style:text-properties officeooo:rsid="009924f6"/>
    </style:style>
    <style:style style:name="T65" style:family="text">
      <style:text-properties officeooo:rsid="00d07c78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mathematical understanding of deep learning</text:p>
      <text:p text:style-name="P7"/>
      <text:p text:style-name="P8">Jiang J.</text:p>
      <text:p text:style-name="P8">Data Engineer, Data Scientist</text:p>
      <text:p text:style-name="P8"><text:span text:style-name="T3">ENSEEIHT </text:span>Computer Science Engineering Degree, <text:span text:style-name="T3">INP Toulouse Dual</text:span> MSc <text:span text:style-name="T3">Research</text:span> <text:span text:style-name="T1">Degree</text:span> in AI / Big Data / Ops</text:p>
      <text:p text:style-name="P9">France</text:p>
      <text:p text:style-name="P7"/>
      <text:h text:style-name="P6" text:outline-level="1"><text:span text:style-name="T8">1 – Introduction</text:span></text:h>
      <text:p text:style-name="P25"/>
      <text:p text:style-name="P25">Frameworks such as Tensor<text:span text:style-name="T49">F</text:span>low or Py<text:span text:style-name="T49">T</text:span>orch make deep learning developments easy. They have made this field wide spread for every enthusiast. <text:span text:style-name="T3">Implementations </text:span><text:span text:style-name="T4">only</text:span><text:span text:style-name="T2"> </text:span><text:span text:style-name="T3">needs </text:span><text:span text:style-name="T4">an </text:span><text:span text:style-name="T2">instinctive understanding </text:span><text:span text:style-name="T3">of deep learning</text:span><text:span text:style-name="T2">. Thus</text:span>, the <text:span text:style-name="T2">proper</text:span> math aspect <text:span text:style-name="T5">is</text:span> <text:span text:style-name="T5">little by little </text:span>forgotten.</text:p>
      <text:p text:style-name="P25">The objective is to do a summary of the important propositions. These propositions will be mathematically proven. <text:span text:style-name="T6">The </text:span><text:span text:style-name="T56">subject</text:span><text:span text:style-name="T6"> </text:span><text:span text:style-name="T57">tackled </text:span><text:span text:style-name="T58">is</text:span><text:span text:style-name="T6"> </text:span><text:span text:style-name="T54">a multi-class classification problem </text:span><text:span text:style-name="T55">with</text:span><text:span text:style-name="T6"> – dense layers, ReLU and Softmax activation layers, Categorical cross-entropy loss, Stochastic gradient descent optimizer. </text:span><text:span text:style-name="T59">However, </text:span><text:span text:style-name="T60">most the </text:span><text:span text:style-name="T61">elements below can be re-used or easily modified to cover </text:span><text:span text:style-name="T62">a </text:span><text:span text:style-name="T61">regression problem.</text:span></text:p>
      <text:p text:style-name="P25"/>
      <text:h text:style-name="P2" text:outline-level="1">2 – <text:span text:style-name="T7">Notation and Nomenclature</text:span></text:h>
      <text:p text:style-name="P10"/>
      <text:p text:style-name="P10">Definition 1 – <text:span text:style-name="T10">Let</text:span><text:span text:style-name="T10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,</text:span><text:span text:style-name="T10"><draw:frame draw:style-name="fr1" draw:name="Objet2" text:anchor-type="as-char" svg:width="2.558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1">,</text:span><text:span text:style-name="T11"><draw:frame draw:style-name="fr1" draw:name="Objet3" text:anchor-type="as-char" svg:width="2.72cm" svg:height="0.49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1">. Then the ordered rectangular array</text:span></text:p>
      <text:p text:style-name="P11"><text:span text:style-name="T10"><draw:frame draw:style-name="fr1" draw:name="Objet5" text:anchor-type="as-char" svg:width="4.554cm" svg:height="2.281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12"><text:span text:style-name="T10">is a real matrix of dimension</text:span><text:span text:style-name="T10"><draw:frame draw:style-name="fr1" draw:name="Objet4" text:anchor-type="as-char" svg:width="1.088cm" svg:height="0.467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0">.</text:span></text:p>
      <text:p text:style-name="P15"><text:span text:style-name="T12">T</text:span><text:span text:style-name="T10">he notation following notation</text:span><text:span text:style-name="T17">s</text:span><text:span text:style-name="T10"> </text:span><text:span text:style-name="T17">are</text:span><text:span text:style-name="T10"> considered</text:span></text:p>
      <text:p text:style-name="P13"><text:span text:style-name="T10"><draw:frame draw:style-name="fr1" draw:name="Objet10" text:anchor-type="as-char" svg:width="2.002cm" svg:height="0.531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0">,</text:span><text:span text:style-name="T10"><draw:frame draw:style-name="fr1" draw:name="Objet11" text:anchor-type="as-char" svg:width="2.558cm" svg:height="0.492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0">,</text:span><text:span text:style-name="T10"><draw:frame draw:style-name="fr1" draw:name="Objet12" text:anchor-type="as-char" svg:width="2.72cm" svg:height="0.492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14"><text:span text:style-name="T10"><draw:frame draw:style-name="fr1" draw:name="Objet14" text:anchor-type="as-char" svg:width="2.415cm" svg:height="2.281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0">,</text:span><text:span text:style-name="T10"><draw:frame draw:style-name="fr1" draw:name="Objet16" text:anchor-type="as-char" svg:width="2.72cm" svg:height="0.492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<text:p text:style-name="P14"><text:span text:style-name="T10"><draw:frame draw:style-name="fr1" draw:name="Objet17" text:anchor-type="as-char" svg:width="4.763cm" svg:height="0.586cm" draw:z-index="1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0">,</text:span><text:span text:style-name="T10"><draw:frame draw:style-name="fr1" draw:name="Objet18" text:anchor-type="as-char" svg:width="2.558cm" svg:height="0.492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0">,</text:span><text:span text:style-name="T10"><draw:frame draw:style-name="fr1" draw:name="Objet19" text:anchor-type="as-char" svg:width="2.72cm" svg:height="0.492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12"><text:span text:style-name="T12">The notation</text:span><text:span text:style-name="T12"><draw:frame draw:style-name="fr1" draw:name="Objet6" text:anchor-type="as-char" svg:width="1.055cm" svg:height="0.53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3">means</text:span><text:span text:style-name="T12"> the real matrix set of dimension</text:span><text:span text:style-name="T12"><draw:frame draw:style-name="fr1" draw:name="Objet7" text:anchor-type="as-char" svg:width="1.088cm" svg:height="0.467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2">.</text:span><text:span text:style-name="T9"><text:line-break/></text:span></text:p>
      <text:p text:style-name="P10"><text:soft-page-break/>Convention 1 –<text:span text:style-name="T10"> A vector is a matrix with only one row. Thus, </text:span><text:span text:style-name="T14">the real vector set</text:span><text:span text:style-name="T14"><draw:frame draw:style-name="fr1" draw:name="Objet8" text:anchor-type="as-char" svg:width="0.688cm" svg:height="0.52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0">is equivalent to</text:span><text:span text:style-name="T10"><draw:frame draw:style-name="fr1" draw:name="Objet9" text:anchor-type="as-char" svg:width="0.995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.</text:span></text:p>
      <text:p text:style-name="P26"/>
      <text:p text:style-name="P17">Notation 1 – <text:span text:style-name="T10">The matrix transpose operation will be noted as</text:span><text:span text:style-name="T10"><draw:frame draw:style-name="fr1" draw:name="Objet13" text:anchor-type="as-char" svg:width="0.693cm" svg:height="0.52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0">.</text:span></text:p>
      <text:p text:style-name="P21"><text:span text:style-name="T10"/></text:p>
      <text:p text:style-name="P21">Definition 2 –<text:span text:style-name="T10"> Let</text:span><text:span text:style-name="T10"><draw:frame draw:style-name="fr1" draw:name="Objet28" text:anchor-type="as-char" svg:width="1.713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0">, and</text:span><text:span text:style-name="T10"><draw:frame draw:style-name="fr1" draw:name="Objet29" text:anchor-type="as-char" svg:width="1.702cm" svg:height="0.531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10">, and let the product noted</text:span><text:span text:style-name="T10"><draw:frame draw:style-name="fr1" draw:name="Objet30" text:anchor-type="as-char" svg:width="1.164cm" svg:height="0.467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10">or</text:span><text:span text:style-name="T10"><draw:frame draw:style-name="fr1" draw:name="Objet31" text:anchor-type="as-char" svg:width="0.773cm" svg:height="0.467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10">be</text:span></text:p>
      <text:p text:style-name="P23"><text:span text:style-name="T10"><draw:frame draw:style-name="fr1" draw:name="Objet34" text:anchor-type="as-char" svg:width="2.746cm" svg:height="0.467cm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21"><text:span text:style-name="T32">where</text:span><text:span text:style-name="T10"><draw:frame draw:style-name="fr1" draw:name="Objet32" text:anchor-type="as-char" svg:width="0.506cm" svg:height="0.467cm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10">is a</text:span><text:span text:style-name="T10"><draw:frame draw:style-name="fr1" draw:name="Objet33" text:anchor-type="as-char" svg:width="1.132cm" svg:height="0.467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0">matrix with</text:span></text:p>
      <text:p text:style-name="P22"><text:span text:style-name="T10"><draw:frame draw:style-name="fr1" draw:name="Objet27" text:anchor-type="as-char" svg:width="4.14cm" svg:height="1.139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0">,</text:span><text:span text:style-name="T10"><draw:frame draw:style-name="fr1" draw:name="Objet25" text:anchor-type="as-char" svg:width="2.558cm" svg:height="0.492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0">,</text:span><text:span text:style-name="T10"><draw:frame draw:style-name="fr1" draw:name="Objet26" text:anchor-type="as-char" svg:width="2.671cm" svg:height="0.492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21"><text:span text:style-name="T10"/></text:p>
      <text:p text:style-name="P24">Definition 3<text:span text:style-name="T10"> – </text:span><text:span text:style-name="T42">Let</text:span><text:span text:style-name="T42"><draw:frame draw:style-name="fr1" draw:name="Objet37" text:anchor-type="as-char" svg:width="1.595cm" svg:height="0.531cm" draw:z-index="36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2">, </text:span><text:span text:style-name="T44">then the </text:span><text:span text:style-name="T45">vector wise </text:span><text:span text:style-name="T47">application</text:span></text:p>
      <text:p text:style-name="P21"><text:span text:style-name="T10"/></text:p>
      <text:h text:style-name="P5" text:outline-level="1"><text:span text:style-name="T64">3</text:span> – <text:span text:style-name="T53">Simple</text:span><text:span text:style-name="T52"> </text:span><text:span text:style-name="T51">perceptron</text:span></text:h>
      <text:p text:style-name="P17"><text:span text:style-name="T10"/></text:p>
      <text:p text:style-name="P20">Definition <text:span text:style-name="T65">4</text:span> –<text:span text:style-name="T10"> </text:span><text:span text:style-name="T37">Let</text:span><text:span text:style-name="T37"><draw:frame draw:style-name="fr1" draw:name="Objet35" text:anchor-type="as-char" svg:width="1.649cm" svg:height="0.531cm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38">the input vector, and</text:span><text:span text:style-name="T38"><draw:frame draw:style-name="fr1" draw:name="Objet36" text:anchor-type="as-char" svg:width="1.789cm" svg:height="0.531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the weight matri</text:span><text:span text:style-name="T36">x </text:span><text:span text:style-name="T41">and f</text:span><text:span text:style-name="T39">Then the </text:span><text:span text:style-name="T40">simple </text:span><text:span text:style-name="T39">perceptron is defined as the operation</text:span></text:p>
      <text:p text:style-name="P20"><text:span text:style-name="T39"/></text:p>
      <text:p text:style-name="P17"><text:span text:style-name="T10"/></text:p>
      <text:h text:style-name="P4" text:outline-level="1"><text:span text:style-name="T63">4</text:span> – <text:span text:style-name="T50">Neural Network</text:span></text:h>
      <text:p text:style-name="P16"><text:span text:style-name="T10"/></text:p>
      <text:p text:style-name="P18">Definition 2 –<text:span text:style-name="T10"> </text:span><text:span text:style-name="T21">Suppose </text:span><text:span text:style-name="T22">a data set with</text:span><text:span text:style-name="T22"><draw:frame draw:style-name="fr1" draw:name="Objet21" text:anchor-type="as-char" svg:width="0.422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2">samples. </text:span><text:span text:style-name="T23">Each sample have</text:span><text:span text:style-name="T23"><draw:frame draw:style-name="fr1" draw:name="Objet22" text:anchor-type="as-char" svg:width="0.515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23">features and a correspondin</text:span><text:span text:style-name="T24">g </text:span><text:span text:style-name="T25">one-hot encoded label </text:span><text:span text:style-name="T26">among</text:span><text:span text:style-name="T26"><draw:frame draw:style-name="fr1" draw:name="Objet23" text:anchor-type="as-char" svg:width="0.33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6">possible labels</text:span><text:span text:style-name="T25">.</text:span></text:p>
      <text:p text:style-name="P18"><text:span text:style-name="T15">Let</text:span><text:span text:style-name="T15"><draw:frame draw:style-name="fr1" draw:name="Objet15" text:anchor-type="as-char" svg:width="1.716cm" svg:height="0.531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16">, </text:span><text:span text:style-name="T18">and</text:span><text:span text:style-name="T18"><draw:frame draw:style-name="fr1" draw:name="Objet20" text:anchor-type="as-char" svg:width="1.572cm" svg:height="0.531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20">the matrices defining </text:span><text:span text:style-name="T19">the features and </text:span><text:span text:style-name="T27">the labels</text:span><text:span text:style-name="T19"> respectively </text:span><text:span text:style-name="T28">for each sample</text:span><text:span text:style-name="T19">.</text:span></text:p>
      <text:p text:style-name="P18"><text:span text:style-name="T19"/></text:p>
      <text:p text:style-name="P19"><text:span text:style-name="T19">S</text:span><text:span text:style-name="T10">uppose </text:span><text:span text:style-name="T29">a neural network </text:span><text:span text:style-name="T30">with</text:span><text:span text:style-name="T30"><draw:frame draw:style-name="fr1" draw:name="Objet24" text:anchor-type="as-char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1">layers.</text:span></text:p>
      <text:p text:style-name="P16"><text:span text:style-name="T10"/></text:p>
      <text:h text:style-name="P3" text:outline-level="1">2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re Baskerville" svg:font-family="'Libre Baskerville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15T08:04:02.040000000</dc:date>
    <meta:editing-duration>PT1H31M28S</meta:editing-duration>
    <meta:editing-cycles>120</meta:editing-cycles>
    <meta:document-statistic meta:table-count="0" meta:image-count="0" meta:object-count="37" meta:page-count="2" meta:paragraph-count="31" meta:word-count="275" meta:character-count="1813" meta:non-whitespace-character-count="1553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 a_{i,j} in Re </annotation>
  </semantics>
</math>
</file>

<file path=Object 10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[A]_{ i,j } = a_{ i,j }</annotation>
  </semantics>
</math>
</file>

<file path=Object 11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12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4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[A]_{ :,j } = left [ matrix { a_{1,j} ## a_{2,j} ## dotsvert ## a_{n,j} } right ]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6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17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[A]_{ i,: } = left [ matrix { a_{i,1} # a_{i,2} # dotsaxis # a_{i,n} } right ]</annotation>
  </semantics>
</math>
</file>

<file path=Object 18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19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2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6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p</mi>
      <mo stretchy="false">}</mo>
    </mrow>
    <annotation encoding="StarMath 5.0"> j in \{1,2, …, p\}</annotation>
  </semantics>
</math>
</file>

<file path=Object 27/content.xml><?xml version="1.0" encoding="utf-8"?>
<math xmlns="http://www.w3.org/1998/Math/MathML" display="block">
  <semantics>
    <mrow>
      <msub>
        <mrow>
          <mo fence="true" form="prefix" stretchy="false">[</mo>
          <mrow>
            <mi>C</mi>
          </mrow>
          <mo fence="true" form="postfix" stretchy="false">]</mo>
        </mrow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row>
              <mo fence="true" form="prefix" stretchy="false">[</mo>
              <mrow>
                <mi>A</mi>
              </mrow>
              <mo fence="true" form="postfix" stretchy="false">]</mo>
            </mrow>
            <mrow>
              <mi>i</mi>
              <mi>,</mi>
              <mi>k</mi>
            </mrow>
          </msub>
        </mrow>
        <mo stretchy="false">∗</mo>
        <msub>
          <mrow>
            <mo fence="true" form="prefix" stretchy="false">[</mo>
            <mrow>
              <mi>B</mi>
            </mrow>
            <mo fence="true" form="postfix" stretchy="false">]</mo>
          </mrow>
          <mrow>
            <mi>k</mi>
            <mi>,</mi>
            <mi>j</mi>
          </mrow>
        </msub>
      </mrow>
    </mrow>
    <annotation encoding="StarMath 5.0">[C]_{ i,j } = sum from{k=1} to{m} [A]_{ i,k } * [ B ]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n>1</mn>
          <mi>,</mi>
          <mi>m</mi>
        </mrow>
      </msub>
    </mrow>
    <annotation encoding="StarMath 5.0"> y in M_{ 1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n>1</mn>
          <mi>,</mi>
          <mi>m</mi>
        </mrow>
      </msub>
    </mrow>
    <annotation encoding="StarMath 5.0"> W in M_{1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 a_{1,1} # a_{1,2} # dotsaxis # a_{1,m} ## a_{2,1} # a_{2,2} # dotsaxis # a_{2,m} ## dotsvert # dotsvert # dotsdown # dotsvert ## a_{n,1} # a_{n,2} # dotsaxis # a_{n,m} } right ]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/content.xml><?xml version="1.0" encoding="utf-8"?>
<math xmlns="http://www.w3.org/1998/Math/MathML" display="block">
  <semantics>
    <msup>
      <mi mathvariant="normal">ℜ</mi>
      <mi>n</mi>
    </msup>
    <annotation encoding="StarMath 5.0"> Re^n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n</mi>
      </mrow>
    </msub>
    <annotation encoding="StarMath 5.0"> M_{1,n}</annotation>
  </semantics>
</math>
</file>